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ab54" officeooo:paragraph-rsid="0018ab54"/>
    </style:style>
    <style:style style:name="P2" style:family="paragraph" style:parent-style-name="Standard">
      <style:text-properties officeooo:rsid="001ab993" officeooo:paragraph-rsid="001ab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VILLE EST UN SUJET DE TIPE DOUTEUX</text:p>
      <text:p text:style-name="P1"/>
      <text:p text:style-name="P2">je modif le 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6:22:28.991000000</meta:creation-date>
    <dc:date>2022-09-29T16:39:27.840000000</dc:date>
    <meta:editing-duration>PT5M2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" meta:word-count="12" meta:character-count="52" meta:non-whitespace-character-count="42"/>
  </office:meta>
</office:document-meta>
</file>